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set</text:p>
      <text:p text:style-name="Standard"/>
      <text:p text:style-name="Standard">Years 2003-2013</text:p>
      <text:p text:style-name="Standard"/>
      <text:p text:style-name="Standard">What do I need from each year?</text:p>
      <text:p text:style-name="Standard"/>
      <text:p text:style-name="Standard">List of top 200 Actors</text:p>
      <text:p text:style-name="Standard"/>
      <text:p text:style-name="Standard">List of Movies</text:p>
      <text:p text:style-name="Standard"/>
      <text:p text:style-name="Standard">Criteria</text:p>
      <text:p text:style-name="Standard"><text:tab/>Budget &gt;= 30 million</text:p>
      <text:p text:style-name="Standard"><text:tab/>Played in more than 1000 theaters</text:p>
      <text:p text:style-name="Standard"><text:tab/></text:p>
      <text:p text:style-name="Standard">Movies Per Year</text:p>
      <text:p text:style-name="Standard"/>
      <text:p text:style-name="Standard">Actors</text:p>
      <text:p text:style-name="Standard"><text:tab/>Movies that year</text:p>
      <text:p text:style-name="Standard"><text:tab/>Average movies per year</text:p>
      <text:p text:style-name="Standard"><text:tab/></text:p>
      <text:p text:style-name="Standard">grab the movies</text:p>
      <text:p text:style-name="Standard"/>
      <text:p text:style-name="Standard">grab the actors for the movies</text:p>
      <text:p text:style-name="Standard"/>
      <text:p text:style-name="Standard">find the salari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 Cer</meta:initial-creator>
    <meta:creation-date>2014-04-08T00:46:41.25</meta:creation-date>
    <meta:document-statistic meta:table-count="0" meta:image-count="0" meta:object-count="0" meta:page-count="1" meta:paragraph-count="17" meta:word-count="52" meta:character-count="277"/>
    <dc:date>2014-04-08T01:11:56.79</dc:date>
    <dc:creator>My Cer</dc:creator>
    <meta:editing-duration>PT10M11S</meta:editing-duration>
    <meta:editing-cycles>1</meta:editing-cycles>
    <meta:generator>OpenOffice/4.0.1$Win32 OpenOffice.org_project/401m5$Build-9714</meta:generator>
  </office:meta>
</office:document-meta>
</file>